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Vollkorn Bold" svg:font-family="'Vollkorn Bold'" style:font-pitch="variable"/>
    <style:font-face style:name="Vollkorn Regular" svg:font-family="'Vollkorn Regular'"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0425f" officeooo:paragraph-rsid="0010425f"/>
    </style:style>
    <style:style style:name="P2" style:family="paragraph" style:parent-style-name="Standard" style:list-style-name="L1">
      <style:text-properties style:font-name="Vollkorn Regular" officeooo:rsid="0015b61a" officeooo:paragraph-rsid="00192d90"/>
    </style:style>
    <style:style style:name="P3" style:family="paragraph" style:parent-style-name="Standard" style:list-style-name="L3">
      <style:text-properties style:font-name="Vollkorn Regular" officeooo:rsid="0010425f" officeooo:paragraph-rsid="001a1644"/>
    </style:style>
    <style:style style:name="P4" style:family="paragraph" style:parent-style-name="Standard" style:list-style-name="L2">
      <style:text-properties fo:color="#000000" style:font-name="Vollkorn Regular" officeooo:rsid="003d171f" officeooo:paragraph-rsid="003d171f"/>
    </style:style>
    <style:style style:name="P5" style:family="paragraph" style:parent-style-name="Standard" style:list-style-name="L2">
      <style:text-properties fo:color="#000000" style:font-name="Vollkorn Regular" officeooo:rsid="004c5ff9" officeooo:paragraph-rsid="004c5ff9" fo:background-color="#fff200"/>
    </style:style>
    <style:style style:name="P6" style:family="paragraph" style:parent-style-name="Standard" style:list-style-name="L2">
      <style:text-properties fo:color="#000000" style:font-name="Vollkorn Regular" officeooo:rsid="004c5ff9" officeooo:paragraph-rsid="004c5ff9"/>
    </style:style>
    <style:style style:name="P7" style:family="paragraph" style:parent-style-name="Standard" style:list-style-name="L2">
      <style:text-properties fo:color="#000000" style:text-line-through-style="solid" style:text-line-through-type="single" style:font-name="Vollkorn Regular" officeooo:rsid="00441ad1" officeooo:paragraph-rsid="00441ad1"/>
    </style:style>
    <style:style style:name="P8" style:family="paragraph" style:parent-style-name="Standard" style:list-style-name="L2">
      <style:text-properties fo:color="#000000" style:text-line-through-style="solid" style:text-line-through-type="single" style:font-name="Vollkorn Regular" officeooo:rsid="0047b40a" officeooo:paragraph-rsid="0047b40a"/>
    </style:style>
    <style:style style:name="P9" style:family="paragraph" style:parent-style-name="Standard" style:list-style-name="L2">
      <style:text-properties fo:color="#000000" style:text-line-through-style="solid" style:text-line-through-type="single" style:font-name="Vollkorn Regular" officeooo:rsid="004c5ff9" officeooo:paragraph-rsid="004c5ff9"/>
    </style:style>
    <style:style style:name="P10" style:family="paragraph" style:parent-style-name="Standard" style:list-style-name="L2">
      <style:text-properties fo:color="#000000" style:text-line-through-style="solid" style:text-line-through-type="single" style:font-name="Vollkorn Regular" officeooo:rsid="004c5ff9" officeooo:paragraph-rsid="004c5ff9" fo:background-color="transparent"/>
    </style:style>
    <style:style style:name="P11" style:family="paragraph" style:parent-style-name="Standard" style:list-style-name="L2">
      <style:text-properties fo:color="#000000" style:text-line-through-style="solid" style:text-line-through-type="single" style:font-name="Vollkorn Regular" officeooo:rsid="004a4286" officeooo:paragraph-rsid="004e5720"/>
    </style:style>
    <style:style style:name="P12" style:family="paragraph" style:parent-style-name="Standard" style:list-style-name="L2">
      <style:text-properties fo:color="#000000" style:text-line-through-style="solid" style:text-line-through-type="single" style:font-name="Vollkorn Regular" officeooo:rsid="0056026c" officeooo:paragraph-rsid="0056026c"/>
    </style:style>
    <style:style style:name="P13" style:family="paragraph" style:parent-style-name="Standard" style:list-style-name="L2">
      <style:text-properties fo:color="#000000" style:text-line-through-style="none" style:text-line-through-type="none" style:font-name="Vollkorn Regular" officeooo:rsid="0056026c" officeooo:paragraph-rsid="0056026c"/>
    </style:style>
    <style:style style:name="P14" style:family="paragraph" style:parent-style-name="Standard" style:list-style-name="L2">
      <style:text-properties fo:color="#000000" style:text-line-through-style="none" style:text-line-through-type="none" style:font-name="Vollkorn Regular" officeooo:rsid="00607f41" officeooo:paragraph-rsid="00607f41"/>
    </style:style>
    <style:style style:name="P15" style:family="paragraph" style:parent-style-name="Standard" style:list-style-name="L3">
      <style:text-properties style:text-line-through-style="solid" style:text-line-through-type="single" style:font-name="Vollkorn Regular" officeooo:rsid="0010425f" officeooo:paragraph-rsid="0010425f"/>
    </style:style>
    <style:style style:name="P16" style:family="paragraph" style:parent-style-name="Text_20_body" style:list-style-name="L4">
      <style:text-properties officeooo:rsid="0010425f" officeooo:paragraph-rsid="0010425f"/>
    </style:style>
    <style:style style:name="P17" style:family="paragraph" style:parent-style-name="Text_20_body" style:list-style-name="L4">
      <style:text-properties officeooo:rsid="00205678" officeooo:paragraph-rsid="00205678"/>
    </style:style>
    <style:style style:name="P18" style:family="paragraph" style:parent-style-name="Text_20_body" style:list-style-name="L4">
      <style:text-properties officeooo:rsid="003cf316" officeooo:paragraph-rsid="003cf316"/>
    </style:style>
    <style:style style:name="P19" style:family="paragraph" style:parent-style-name="Text_20_body" style:list-style-name="L5">
      <style:text-properties style:font-name="Vollkorn Regular" officeooo:rsid="0010425f" officeooo:paragraph-rsid="0010425f"/>
    </style:style>
    <style:style style:name="P20" style:family="paragraph" style:parent-style-name="Text_20_body" style:list-style-name="L5">
      <style:text-properties style:font-name="Vollkorn Regular" officeooo:rsid="00117c92" officeooo:paragraph-rsid="00117c92"/>
    </style:style>
    <style:style style:name="P21" style:family="paragraph" style:parent-style-name="Text_20_body" style:list-style-name="L5">
      <style:text-properties style:font-name="Vollkorn Regular" officeooo:rsid="00205678" officeooo:paragraph-rsid="00205678"/>
    </style:style>
    <style:style style:name="P22" style:family="paragraph" style:parent-style-name="Text_20_body" style:list-style-name="L5">
      <style:text-properties style:font-name="Vollkorn Regular" officeooo:rsid="003b0699" officeooo:paragraph-rsid="003b0699"/>
    </style:style>
    <style:style style:name="T1" style:family="text">
      <style:text-properties style:font-name="Ubuntu" fo:font-size="18pt" fo:font-weight="bold" style:font-size-asian="18pt" style:font-weight-asian="bold" style:font-size-complex="18pt" style:font-weight-complex="bold"/>
    </style:style>
    <style:style style:name="T2" style:family="text">
      <style:text-properties style:font-name="Vollkorn Bold"/>
    </style:style>
    <style:style style:name="T3" style:family="text">
      <style:text-properties officeooo:rsid="00205678"/>
    </style:style>
    <style:style style:name="T4" style:family="text">
      <style:text-properties officeooo:rsid="002c7c0f"/>
    </style:style>
    <style:style style:name="T5" style:family="text">
      <style:text-properties officeooo:rsid="00421052"/>
    </style:style>
    <style:style style:name="T6" style:family="text">
      <style:text-properties officeooo:rsid="00443d80"/>
    </style:style>
    <style:style style:name="T7" style:family="text">
      <style:text-properties officeooo:rsid="0047b40a"/>
    </style:style>
    <style:style style:name="T8" style:family="text">
      <style:text-properties officeooo:rsid="004a4286"/>
    </style:style>
    <style:style style:name="T9" style:family="text">
      <style:text-properties officeooo:rsid="004c5ff9"/>
    </style:style>
    <style:style style:name="T10" style:family="text">
      <style:text-properties officeooo:rsid="004e5720"/>
    </style:style>
    <style:style style:name="T11" style:family="text">
      <style:text-properties officeooo:rsid="0052d476"/>
    </style:style>
    <style:style style:name="T12" style:family="text">
      <style:text-properties officeooo:rsid="005480cb"/>
    </style:style>
    <style:style style:name="T13" style:family="text">
      <style:text-properties officeooo:rsid="005e01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chwere Fehler</text:h>
      <text:list xml:id="list7557909" text:style-name="L1">
        <text:list-item>
          <text:p text:style-name="P2"/>
        </text:list-item>
      </text:list>
      <text:h text:style-name="Heading_20_2" text:outline-level="2">Kleinere Fehler</text:h>
      <text:list xml:id="list316116654" text:style-name="L2">
        <text:list-item>
          <text:p text:style-name="P4">(bugs.25) Targetframe wird nicht immer bei allen Feinden angezeigt. <text:span text:style-name="T5">Auch die Lage im Raum ist nicht immer korrekt und die Skalierung des TF funktioniert nicht richtig. 8. Mai) die Targetframes werden erzeugt, an einer falschen position weit unter dem GameObject Enemies.</text:span></text:p>
        </text:list-item>
        <text:list-item>
          <text:p text:style-name="P7">(bugs.<text:span text:style-name="T6">26</text:span>) <text:span text:style-name="T7">Doublerammer wird nicht richtig skaliert</text:span></text:p>
        </text:list-item>
        <text:list-item>
          <text:p text:style-name="P8">(bugs.27) eigenes Partikelsystem (Effekt) für Powerup Kollision mit Spieler</text:p>
        </text:list-item>
        <text:list-item>
          <text:p text:style-name="P5">(bugs.28) Rocket in Use Meldung nach der Kollision mit Feind (Rakete zerstört sich nicht)</text:p>
        </text:list-item>
        <text:list-item>
          <text:p text:style-name="P9">(bugs.29) Rocket kollidiert manchmal nicht mit Feinden (fliegt durch Feinde hindurch<text:span text:style-name="T11">), was dann auch zu bugs.28 (manchmal passiert was, was aber nicht dem Fehler hier entspricht)</text:span></text:p>
        </text:list-item>
        <text:list-item>
          <text:p text:style-name="P6">(bugs.30) Rocket geht nicht auf Enemy-Target zu <text:span text:style-name="T13">(speziell DoubleRammer und Drone01)</text:span></text:p>
        </text:list-item>
        <text:list-item>
          <text:p text:style-name="P10">(bugs.31) Drone01 absetzen von Bullets nicht syncron mit Position</text:p>
        </text:list-item>
        <text:list-item>
          <text:p text:style-name="P9">(bugs.32) Asteroid03 falsche Skalierung</text:p>
        </text:list-item>
        <text:list-item>
          <text:p text:style-name="P11">(bugs.<text:span text:style-name="T10">33</text:span>) grüner Asteroid<text:span text:style-name="T9">02</text:span> macht Probleme <text:span text:style-name="T9">gelegentlich keine Kollisionen</text:span></text:p>
        </text:list-item>
        <text:list-item>
          <text:p text:style-name="P13">(bugs.34) keine Targetframes</text:p>
        </text:list-item>
        <text:list-item>
          <text:p text:style-name="P12">(bugs.35) Drone01 Bottom Triebwerk falsch ausgerichtet</text:p>
        </text:list-item>
        <text:list-item>
          <text:p text:style-name="P12">(bugs.36) DoubleRammer Triebwerke vielfach angezeigt</text:p>
        </text:list-item>
        <text:list-item>
          <text:p text:style-name="P12">(bugs.37) Rakete startet nicht, wird aber aktiviert (current Distance?) in Find Enemy Methode.</text:p>
        </text:list-item>
        <text:list-item>
          <text:p text:style-name="P14">(bugs.38) ACE GunTower hält nicht die Position auf dem ACE-Basis-Unterteil und bewegt sich relativ zum Spieler_Ziel.</text:p>
        </text:list-item>
      </text:list>
      <text:h text:style-name="Heading_20_2" text:outline-level="2">Später zu erledigen</text:h>
      <text:list xml:id="list2782107326" text:style-name="L3">
        <text:list-item>
          <text:p text:style-name="P15">(bugs.1) rechte Rakete kann nicht mehr gefunden werden, wenn mehr oder weniger als 5 Powerups für die Raketen aufgenommen wurden (immer +2) <text:span text:style-name="T5">(sehr alt, leider keine Probe gemacht.</text:span></text:p>
        </text:list-item>
        <text:list-item>
          <text:p text:style-name="P3">(bugs.2) Controller Xbox-like Pad (Steuerung nicht wie mit Tastatur)</text:p>
        </text:list-item>
      </text:list>
      <text:h text:style-name="Heading_20_2" text:outline-level="2">Geplante Anpassungen <text:span text:style-name="T4">und Optimierungen</text:span></text:h>
      <text:list xml:id="list3293234672" text:style-name="L4">
        <text:list-item>
          <text:p text:style-name="P16">Mehr Feinde <text:span text:style-name="T8">(Asteroid 1 – 3, Drohne01, DoubleRammer)</text:span></text:p>
        </text:list-item>
        <text:list-item>
          <text:p text:style-name="P16">mehr Explosionen</text:p>
        </text:list-item>
        <text:list-item>
          <text:p text:style-name="P17">Powerups einfügen [Raketenaufladung, Schildaufladung, <text:span text:style-name="T11">Feuerrate erhöhen, Raketenschaden erhöhen</text:span>]</text:p>
        </text:list-item>
        <text:list-item>
          <text:p text:style-name="P18"><text:soft-page-break/>Anzeige Raketennachladen</text:p>
        </text:list-item>
        <text:list-item>
          <text:p text:style-name="P18">Anzeige Anzahl der Feinde</text:p>
        </text:list-item>
      </text:list>
      <text:h text:style-name="Heading_20_3" text:outline-level="3">Features</text:h>
      <text:list xml:id="list162831221949449" text:continue-numbering="true" text:style-name="L4">
        <text:list-item>
          <text:p text:style-name="P17">Notmaßnahme: Alle Feinde auf dem Bildschirm zerstören, wenn genug Energie zur Verfügung steht.</text:p>
        </text:list-item>
      </text:list>
      <text:h text:style-name="Heading_20_2" text:outline-level="2">Eingefügtes</text:h>
      <text:list xml:id="list809360652" text:style-name="L5">
        <text:list-item>
          <text:p text:style-name="P19">Spielerschiff</text:p>
        </text:list-item>
        <text:list-item>
          <text:p text:style-name="P19">Spielerschiffwaffen (Laser <text:span text:style-name="T3">und </text:span>Raketen)</text:p>
        </text:list-item>
        <text:list-item>
          <text:p text:style-name="P19">Skydome inkl. Bewegung bei Bewegungen des Schiffes</text:p>
        </text:list-item>
        <text:list-item>
          <text:p text:style-name="P19">Planten (10) als VFX im Hintergrund</text:p>
        </text:list-item>
        <text:list-item>
          <text:p text:style-name="P19">Grid zu Orientierung des Spielers, wenn Feinde aus der Ferne auftauchen</text:p>
        </text:list-item>
        <text:list-item>
          <text:p text:style-name="P19">Menü und Buttonsystem</text:p>
        </text:list-item>
        <text:list-item>
          <text:p text:style-name="P20">Powerup +Rockets </text:p>
        </text:list-item>
        <text:list-item>
          <text:p text:style-name="P21">Target-Frame als Zielerfassung aller Feinde auf dem Bildschirm</text:p>
        </text:list-item>
        <text:list-item>
          <text:p text:style-name="P22">Feinde (Asteroid 1, Asteroid 2, Asteroid 3, Drone01, <text:span text:style-name="T12">DoubleRammer, LightHunter, ACS Gun Tow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Vollkorn Bold" svg:font-family="'Vollkorn Bold'" style:font-pitch="variable"/>
    <style:font-face style:name="Vollkorn Regular" svg:font-family="'Vollkorn Regular'"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425f" officeooo:paragraph-rsid="0010425f"/>
    </style:style>
    <style:style style:name="MT1" style:family="text">
      <style:text-properties style:font-name="Ubuntu" fo:font-size="18pt" fo:font-weight="bold" style:font-size-asian="18pt" style:font-weight-asian="bold" style:font-size-complex="18pt" style:font-weight-complex="bold"/>
    </style:style>
    <style:style style:name="MT2" style:family="text">
      <style:text-properties style:font-name="Vollkorn 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78" number:automatic-order="true">
      <number:day-of-week/>
      <number:text>, </number:text>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Protokoll "SSMI"</text:span><text:tab/><text:tab/><text:span text:style-name="MT2"><text:date style:data-style-name="N78" text:date-value="2018-07-12T16:28:29.661999880">Do, 12. Juli 2018</text:dat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3M43S</meta:editing-duration>
    <meta:editing-cycles>62</meta:editing-cycles>
    <meta:generator>LibreOffice/6.0.5.2$Windows_X86_64 LibreOffice_project/54c8cbb85f300ac59db32fe8a675ff7683cd5a16</meta:generator>
    <dc:date>2018-07-12T16:28:29.441000000</dc:date>
    <meta:document-statistic meta:table-count="0" meta:image-count="0" meta:object-count="0" meta:page-count="2" meta:paragraph-count="39" meta:word-count="350" meta:character-count="2393" meta:non-whitespace-character-count="2110"/>
    <meta:user-defined meta:name="Info 1"/>
    <meta:user-defined meta:name="Info 2"/>
    <meta:user-defined meta:name="Info 3"/>
    <meta:user-defined meta:name="Info 4"/>
  </office:meta>
</office:document-meta>
</file>